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1.44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234.96pt"/>
    </style:style>
    <style:style style:name="co4" style:family="table-column">
      <style:table-column-properties fo:break-before="auto" style:column-width="323.86pt"/>
    </style:style>
    <style:style style:name="co5" style:family="table-column">
      <style:table-column-properties fo:break-before="auto" style:column-width="377.8pt"/>
    </style:style>
    <style:style style:name="co6" style:family="table-column">
      <style:table-column-properties fo:break-before="auto" style:column-width="299.99pt"/>
    </style:style>
    <style:style style:name="co7" style:family="table-column">
      <style:table-column-properties fo:break-before="auto" style:column-width="124.61pt"/>
    </style:style>
    <style:style style:name="co8" style:family="table-column">
      <style:table-column-properties fo:break-before="auto" style:column-width="110.35pt"/>
    </style:style>
    <style:style style:name="co9" style:family="table-column">
      <style:table-column-properties fo:break-before="auto" style:column-width="162.74pt"/>
    </style:style>
    <style:style style:name="co10" style:family="table-column">
      <style:table-column-properties fo:break-before="auto" style:column-width="108.74pt"/>
    </style:style>
    <style:style style:name="co11" style:family="table-column">
      <style:table-column-properties fo:break-before="auto" style:column-width="146.04pt"/>
    </style:style>
    <style:style style:name="co12" style:family="table-column">
      <style:table-column-properties fo:break-before="auto" style:column-width="93.71pt"/>
    </style:style>
    <style:style style:name="co13" style:family="table-column">
      <style:table-column-properties fo:break-before="auto" style:column-width="91.3pt"/>
    </style:style>
    <style:style style:name="co14" style:family="table-column">
      <style:table-column-properties fo:break-before="auto" style:column-width="202.39pt"/>
    </style:style>
    <style:style style:name="co15" style:family="table-column">
      <style:table-column-properties fo:break-before="auto" style:column-width="234.11pt"/>
    </style:style>
    <style:style style:name="co16" style:family="table-column">
      <style:table-column-properties fo:break-before="auto" style:column-width="147.66pt"/>
    </style:style>
    <style:style style:name="co17" style:family="table-column">
      <style:table-column-properties fo:break-before="auto" style:column-width="189.64pt"/>
    </style:style>
    <style:style style:name="co18" style:family="table-column">
      <style:table-column-properties fo:break-before="auto" style:column-width="96.04pt"/>
    </style:style>
    <style:style style:name="co19" style:family="table-column">
      <style:table-column-properties fo:break-before="auto" style:column-width="296.84pt"/>
    </style:style>
    <style:style style:name="co20" style:family="table-column">
      <style:table-column-properties fo:break-before="auto" style:column-width="193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2018-02-09">
      <style:table-properties table:display="true" style:writing-mode="lr-tb"/>
    </style:style>
    <style:style style:name="ta2" style:family="table" style:master-page-name="PageStyle_5f_2018-02-12">
      <style:table-properties table:display="true" style:writing-mode="lr-tb"/>
    </style:style>
    <style:style style:name="ta3" style:family="table" style:master-page-name="PageStyle_5f_2018-02-13">
      <style:table-properties table:display="true" style:writing-mode="lr-tb"/>
    </style:style>
    <style:style style:name="ta4" style:family="table" style:master-page-name="PageStyle_5f_2018-02-14">
      <style:table-properties table:display="true" style:writing-mode="lr-tb"/>
    </style:style>
    <style:style style:name="ta5" style:family="table" style:master-page-name="PageStyle_5f_2018-02-18">
      <style:table-properties table:display="true" style:writing-mode="lr-tb"/>
    </style:style>
    <style:style style:name="ta6" style:family="table" style:master-page-name="PageStyle_5f_2018-02-26">
      <style:table-properties table:display="true" style:writing-mode="lr-tb"/>
    </style:style>
    <style:style style:name="ta7" style:family="table" style:master-page-name="PageStyle_5f_parametres_20_optimaux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ff00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2018-02-0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nombre de ramps</text:p>
          </table:table-cell>
          <table:table-cell table:number-columns-repeated="2" table:style-name="ce1" office:value-type="string" calcext:value-type="string">
            <text:p>nombre de fichier par rampe</text:p>
          </table:table-cell>
          <table:table-cell table:style-name="ce1" office:value-type="string" calcext:value-type="string">
            <text:p>commentaire</text:p>
          </table:table-cell>
          <table:table-cell table:style-name="ce4" office:value-type="string" calcext:value-type="string">
            <text:p>échec</text:p>
          </table:table-cell>
          <table:table-cell table:style-name="ce6" office:value-type="string" calcext:value-type="string">
            <text:p>réussite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"/>
          <table:table-cell table:number-columns-repeated="4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/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" office:value-type="float" office:value="20180209154452" calcext:value-type="float">
            <text:p>20180209154452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55" calcext:value-type="float">
            <text:p>255</text:p>
          </table:table-cell>
          <table:table-cell table:formula="of:=[.B5]*[.C5]" office:value-type="float" office:value="6885" calcext:value-type="float">
            <text:p>6885</text:p>
          </table:table-cell>
          <table:table-cell table:style-name="ce2" office:value-type="string" calcext:value-type="string">
            <text:p>longs darks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 table:style-name="ce1" office:value-type="float" office:value="20180210074358" calcext:value-type="float">
            <text:p>20180210074358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" calcext:value-type="float">
            <text:p>54</text:p>
          </table:table-cell>
          <table:table-cell table:formula="of:=[.B6]*[.C6]" office:value-type="float" office:value="1134" calcext:value-type="float">
            <text:p>1134</text:p>
          </table:table-cell>
          <table:table-cell table:style-name="ce2" office:value-type="string" calcext:value-type="string">
            <text:p>rampes illuminées à ~2000 ADU/CDS</text:p>
          </table:table-cell>
          <table:table-cell table:style-name="ce5" office:value-type="string" calcext:value-type="string">
            <text:p>les rampes sont OK</text:p>
          </table:table-cell>
          <table:table-cell table:style-name="ce5" office:value-type="string" calcext:value-type="string">
            <text:p>Le rms du rapport de deux darks est de 0.65%. On a donc un RMS par rampe de ~0.65/sqrt(2)=0.46%. Avec 21 rampes, ça donne une précision relative de 0.46/sq(21)=0.1%</text:p>
          </table:table-cell>
          <table:table-cell table:number-columns-repeated="1017"/>
        </table:table-row>
        <table:table-row table:style-name="ro1">
          <table:table-cell table:style-name="ce1" office:value-type="float" office:value="20180210102844" calcext:value-type="float">
            <text:p>20180210102844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4" calcext:value-type="float">
            <text:p>54</text:p>
          </table:table-cell>
          <table:table-cell table:formula="of:=[.B7]*[.C7]" office:value-type="float" office:value="1134" calcext:value-type="float">
            <text:p>1134</text:p>
          </table:table-cell>
          <table:table-cell table:style-name="ce3" office:value-type="string" calcext:value-type="string">
            <text:p>rampes illuminées, aurait dû être à ~</text:p>
            <text:p>50 ADU/CDS, mais clairement beaucoup plus</text:p>
          </table:table-cell>
          <table:table-cell table:style-name="ce5" office:value-type="string" calcext:value-type="string">
            <text:p>toutes les images sont saturées à 65535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0954" calcext:value-type="float">
            <text:p>2018021013095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8]*[.C8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1048" calcext:value-type="float">
            <text:p>201802101310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9]*[.C9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1738" calcext:value-type="float">
            <text:p>201802101317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10]*[.C10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1829" calcext:value-type="float">
            <text:p>2018021013182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11]*[.C11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2519" calcext:value-type="float">
            <text:p>201802101325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12]*[.C12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2612" calcext:value-type="float">
            <text:p>201802101326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13]*[.C13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3303" calcext:value-type="float">
            <text:p>2018021013330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14]*[.C14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3355" calcext:value-type="float">
            <text:p>201802101333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15]*[.C15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4046" calcext:value-type="float">
            <text:p>201802101340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16]*[.C16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4138" calcext:value-type="float">
            <text:p>201802101341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17]*[.C17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4830" calcext:value-type="float">
            <text:p>201802101348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18]*[.C18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4926" calcext:value-type="float">
            <text:p>2018021013492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19]*[.C19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5616" calcext:value-type="float">
            <text:p>201802101356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20]*[.C20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35708" calcext:value-type="float">
            <text:p>201802101357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21]*[.C21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0359" calcext:value-type="float">
            <text:p>201802101403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22]*[.C22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0456" calcext:value-type="float">
            <text:p>2018021014045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23]*[.C23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1148" calcext:value-type="float">
            <text:p>2018021014114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24]*[.C24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1244" calcext:value-type="float">
            <text:p>201802101412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25]*[.C25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1935" calcext:value-type="float">
            <text:p>201802101419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26]*[.C26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2027" calcext:value-type="float">
            <text:p>2018021014202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27]*[.C27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2718" calcext:value-type="float">
            <text:p>201802101427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28]*[.C28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2810" calcext:value-type="float">
            <text:p>201802101428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29]*[.C29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3458" calcext:value-type="float">
            <text:p>20180210143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30]*[.C30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3552" calcext:value-type="float">
            <text:p>2018021014355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31]*[.C31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4241" calcext:value-type="float">
            <text:p>201802101442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32]*[.C32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4335" calcext:value-type="float">
            <text:p>2018021014433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33]*[.C33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5024" calcext:value-type="float">
            <text:p>2018021014502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34]*[.C34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5117" calcext:value-type="float">
            <text:p>2018021014511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35]*[.C35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5806" calcext:value-type="float">
            <text:p>201802101458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36]*[.C36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45859" calcext:value-type="float">
            <text:p>2018021014585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37]*[.C37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0550" calcext:value-type="float">
            <text:p>201802101505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38]*[.C38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0642" calcext:value-type="float">
            <text:p>2018021015064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39]*[.C39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1337" calcext:value-type="float">
            <text:p>2018021015133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40]*[.C40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1431" calcext:value-type="float">
            <text:p>201802101514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41]*[.C41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2123" calcext:value-type="float">
            <text:p>201802101521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42]*[.C42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2219" calcext:value-type="float">
            <text:p>201802101522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43]*[.C43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2909" calcext:value-type="float">
            <text:p>2018021015290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44]*[.C44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3002" calcext:value-type="float">
            <text:p>201802101530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45]*[.C45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3653" calcext:value-type="float">
            <text:p>2018021015365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46]*[.C46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3749" calcext:value-type="float">
            <text:p>2018021015374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47]*[.C47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4441" calcext:value-type="float">
            <text:p>2018021015444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formula="of:=[.B48]*[.C48]" office:value-type="float" office:value="5" calcext:value-type="float">
            <text:p>5</text:p>
          </table:table-cell>
          <table:table-cell table:style-name="ce3" office:value-type="string" calcext:value-type="string">
            <text:p>illumination saturée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>
          <table:table-cell table:style-name="ce1" office:value-type="float" office:value="20180210154538" calcext:value-type="float">
            <text:p>201802101545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4" calcext:value-type="float">
            <text:p>54</text:p>
          </table:table-cell>
          <table:table-cell table:formula="of:=[.B49]*[.C49]" office:value-type="float" office:value="54" calcext:value-type="float">
            <text:p>54</text:p>
          </table:table-cell>
          <table:table-cell table:style-name="ce3" office:value-type="string" calcext:value-type="string">
            <text:p>dark post-saturation</text:p>
          </table:table-cell>
          <table:table-cell table:style-name="ce5" office:value-type="string" calcext:value-type="string">
            <text:p>pas de rampe très brillante, flag LED=1, mais pas de flux?</text:p>
          </table:table-cell>
          <table:table-cell table:style-name="ce5"/>
          <table:table-cell table:number-columns-repeated="1017"/>
        </table:table-row>
        <table:table-row table:style-name="ro1" table:number-rows-repeated="6">
          <table:table-cell table:number-columns-repeated="4"/>
          <table:table-cell table:style-name="ce1"/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-02-12" table:style-name="ta2">
        <table:table-column table:style-name="co6" table:default-cell-style-name="Default"/>
        <table:table-column table:style-name="co7" table:default-cell-style-name="Default"/>
        <table:table-column table:style-name="co2" table:number-columns-repeated="1022" table:default-cell-style-name="Default"/>
        <table:table-row table:style-name="ro1">
          <table:table-cell table:style-name="ce7" office:value-type="string" calcext:value-type="string">
            <text:p>Répertoire</text:p>
          </table:table-cell>
          <table:table-cell table:style-name="ce7" office:value-type="string" calcext:value-type="string">
            <text:p>commentaire</text:p>
          </table:table-cell>
          <table:table-cell table:style-name="ce7" office:value-type="string" calcext:value-type="string">
            <text:p>nombre de ramps</text:p>
          </table:table-cell>
          <table:table-cell table:style-name="ce7" office:value-type="string" calcext:value-type="string">
            <text:p>lecture</text:p>
          </table:table-cell>
          <table:table-cell table:style-name="ce7"/>
          <table:table-cell table:style-name="ce11" office:value-type="string" calcext:value-type="string">
            <text:p>échec</text:p>
          </table:table-cell>
          <table:table-cell table:style-name="ce12" office:value-type="string" calcext:value-type="string">
            <text:p>réussite</text:p>
          </table:table-cell>
          <table:table-cell table:number-columns-repeated="1017"/>
        </table:table-row>
        <table:table-row table:style-name="ro1">
          <table:table-cell table:style-name="ce8" office:value-type="float" office:value="20180212170823" calcext:value-type="float">
            <text:p>20180212170823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2]*[.D2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0938" calcext:value-type="float">
            <text:p>20180212170938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3]*[.D3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2135" calcext:value-type="float">
            <text:p>20180212172135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4]*[.D4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2250" calcext:value-type="float">
            <text:p>20180212172250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5]*[.D5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3145" calcext:value-type="float">
            <text:p>20180212173145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6]*[.D6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3257" calcext:value-type="float">
            <text:p>20180212173257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7]*[.D7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4220" calcext:value-type="float">
            <text:p>20180212174220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8]*[.D8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4333" calcext:value-type="float">
            <text:p>20180212174333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9]*[.D9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5232" calcext:value-type="float">
            <text:p>20180212175232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10]*[.D10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75346" calcext:value-type="float">
            <text:p>20180212175346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11]*[.D11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0243" calcext:value-type="float">
            <text:p>20180212180243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12]*[.D12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0359" calcext:value-type="float">
            <text:p>20180212180359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13]*[.D13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1256" calcext:value-type="float">
            <text:p>20180212181256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14]*[.D14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1412" calcext:value-type="float">
            <text:p>20180212181412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15]*[.D15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2307" calcext:value-type="float">
            <text:p>20180212182307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16]*[.D16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2420" calcext:value-type="float">
            <text:p>20180212182420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17]*[.D17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3334" calcext:value-type="float">
            <text:p>20180212183334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18]*[.D18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3449" calcext:value-type="float">
            <text:p>20180212183449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19]*[.D19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4350" calcext:value-type="float">
            <text:p>20180212184350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20]*[.D20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4503" calcext:value-type="float">
            <text:p>20180212184503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21]*[.D21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5353" calcext:value-type="float">
            <text:p>20180212185353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22]*[.D22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85510" calcext:value-type="float">
            <text:p>20180212185510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23]*[.D23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0409" calcext:value-type="float">
            <text:p>20180212190409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24]*[.D24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0523" calcext:value-type="float">
            <text:p>20180212190523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25]*[.D25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1424" calcext:value-type="float">
            <text:p>20180212191424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26]*[.D26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1536" calcext:value-type="float">
            <text:p>20180212191536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27]*[.D27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2435" calcext:value-type="float">
            <text:p>20180212192435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28]*[.D28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2549" calcext:value-type="float">
            <text:p>20180212192549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29]*[.D29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3504" calcext:value-type="float">
            <text:p>20180212193504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30]*[.D30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3619" calcext:value-type="float">
            <text:p>20180212193619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31]*[.D31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4540" calcext:value-type="float">
            <text:p>20180212194540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32]*[.D32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4654" calcext:value-type="float">
            <text:p>20180212194654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33]*[.D33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5554" calcext:value-type="float">
            <text:p>20180212195554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34]*[.D34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195707" calcext:value-type="float">
            <text:p>20180212195707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35]*[.D35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0604" calcext:value-type="float">
            <text:p>20180212200604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36]*[.D36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0720" calcext:value-type="float">
            <text:p>20180212200720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37]*[.D37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1621" calcext:value-type="float">
            <text:p>20180212201621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38]*[.D38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1733" calcext:value-type="float">
            <text:p>20180212201733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39]*[.D39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2628" calcext:value-type="float">
            <text:p>20180212202628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40]*[.D40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2741" calcext:value-type="float">
            <text:p>20180212202741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41]*[.D41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3644" calcext:value-type="float">
            <text:p>20180212203644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42]*[.D42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3759" calcext:value-type="float">
            <text:p>20180212203759</text:p>
          </table:table-cell>
          <table:table-cell table:style-name="ce9" office:value-type="string" calcext:value-type="string">
            <text:p>dark post-saturation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43]*[.D43]*5.57/3600" office:value-type="float" office:value="0.0866444444444445" calcext:value-type="float">
            <text:p>0.086644444444445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4652" calcext:value-type="float">
            <text:p>20180212204652</text:p>
          </table:table-cell>
          <table:table-cell table:style-name="ce9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44]*[.D44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04807" calcext:value-type="float">
            <text:p>20180212204807</text:p>
          </table:table-cell>
          <table:table-cell table:style-name="ce10" office:value-type="string" calcext:value-type="string">
            <text:p>dark post-saturation 2h+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45]*[.D45]*5.57/3600" office:value-type="float" office:value="1.03973333333333" calcext:value-type="float">
            <text:p>1.03973333333333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22807" calcext:value-type="float">
            <text:p>20180212222807</text:p>
          </table:table-cell>
          <table:table-cell table:style-name="ce10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46]*[.D46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2222924" calcext:value-type="float">
            <text:p>20180212222924</text:p>
          </table:table-cell>
          <table:table-cell table:style-name="ce10" office:value-type="string" calcext:value-type="string">
            <text:p>dark post-saturation 2h+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47]*[.D47]*5.57/3600" office:value-type="float" office:value="1.03973333333333" calcext:value-type="float">
            <text:p>1.03973333333333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3000613" calcext:value-type="float">
            <text:p>20180213000613</text:p>
          </table:table-cell>
          <table:table-cell table:style-name="ce10" office:value-type="string" calcext:value-type="string">
            <text:p>illumination saturée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7" table:formula="of:=[.C48]*[.D48]*5.57/3600" office:value-type="float" office:value="0.0154722222222222" calcext:value-type="float">
            <text:p>0.015472222222222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8" office:value-type="float" office:value="20180213000730" calcext:value-type="float">
            <text:p>20180213000730</text:p>
          </table:table-cell>
          <table:table-cell table:style-name="ce10" office:value-type="string" calcext:value-type="string">
            <text:p>dark post-saturation 2h+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style-name="ce7" table:formula="of:=[.C49]*[.D49]*5.57/3600" office:value-type="float" office:value="1.03973333333333" calcext:value-type="float">
            <text:p>1.03973333333333</text:p>
          </table:table-cell>
          <table:table-cell table:style-name="ce7" table:number-columns-repeated="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formula="of:=SUM([.E2:.E49])" office:value-type="float" office:value="5.31006666666667" calcext:value-type="float">
            <text:p>5.31006666666667</text:p>
          </table:table-cell>
          <table:table-cell table:number-columns-repeated="1019"/>
        </table:table-row>
        <table:table-row table:style-name="ro2" table:number-rows-repeated="1048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-02-13" table:style-name="ta3">
        <table:table-column table:style-name="co8" table:default-cell-style-name="Default"/>
        <table:table-column table:style-name="co9" table:default-cell-style-name="Default"/>
        <table:table-column table:style-name="co2" table:number-columns-repeated="1022" table:default-cell-style-name="Default"/>
        <table:table-row table:style-name="ro1">
          <table:table-cell table:style-name="ce7" office:value-type="string" calcext:value-type="string">
            <text:p>Répertoire</text:p>
          </table:table-cell>
          <table:table-cell table:style-name="ce7" office:value-type="string" calcext:value-type="string">
            <text:p>commentaire</text:p>
          </table:table-cell>
          <table:table-cell table:style-name="ce7" office:value-type="string" calcext:value-type="string">
            <text:p>nombre de ramps</text:p>
          </table:table-cell>
          <table:table-cell table:style-name="ce7" office:value-type="string" calcext:value-type="string">
            <text:p>lecture</text:p>
          </table:table-cell>
          <table:table-cell table:style-name="ce7"/>
          <table:table-cell table:style-name="ce11" office:value-type="string" calcext:value-type="string">
            <text:p>échec</text:p>
          </table:table-cell>
          <table:table-cell table:style-name="ce12" office:value-type="string" calcext:value-type="string">
            <text:p>réussit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float" office:value="20180213153948" calcext:value-type="float">
            <text:p>20180213153948</text:p>
          </table:table-cell>
          <table:table-cell table:style-name="ce2" office:value-type="string" calcext:value-type="string">
            <text:p>50adu/cds (.2microA)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6" calcext:value-type="float">
            <text:p>56</text:p>
          </table:table-cell>
          <table:table-cell table:formula="of:=[.C3]*[.D3]*5.57/60/60" office:value-type="float" office:value="1.81953333333333" calcext:value-type="float">
            <text:p>1.81953333333333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15841" calcext:value-type="float">
            <text:p>20180213215841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4]*[.D4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15959" calcext:value-type="float">
            <text:p>20180213215959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5]*[.D5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1120" calcext:value-type="float">
            <text:p>20180213221120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6]*[.D6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1237" calcext:value-type="float">
            <text:p>20180213221237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7]*[.D7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2121" calcext:value-type="float">
            <text:p>20180213222121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8]*[.D8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2238" calcext:value-type="float">
            <text:p>20180213222238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9]*[.D9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3123" calcext:value-type="float">
            <text:p>20180213223123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0]*[.D10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3240" calcext:value-type="float">
            <text:p>20180213223240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1]*[.D11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4125" calcext:value-type="float">
            <text:p>20180213224125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2]*[.D12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4236" calcext:value-type="float">
            <text:p>20180213224236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3]*[.D13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5121" calcext:value-type="float">
            <text:p>20180213225121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4]*[.D14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25232" calcext:value-type="float">
            <text:p>20180213225232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5]*[.D15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0118" calcext:value-type="float">
            <text:p>20180213230118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6]*[.D16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0229" calcext:value-type="float">
            <text:p>20180213230229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7]*[.D17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1112" calcext:value-type="float">
            <text:p>20180213231112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8]*[.D18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1225" calcext:value-type="float">
            <text:p>20180213231225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9]*[.D19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2112" calcext:value-type="float">
            <text:p>20180213232112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0]*[.D20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2227" calcext:value-type="float">
            <text:p>20180213232227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1]*[.D21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3114" calcext:value-type="float">
            <text:p>20180213233114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2]*[.D22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3229" calcext:value-type="float">
            <text:p>20180213233229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3]*[.D23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4114" calcext:value-type="float">
            <text:p>20180213234114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4]*[.D24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4225" calcext:value-type="float">
            <text:p>20180213234225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5]*[.D25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5110" calcext:value-type="float">
            <text:p>20180213235110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6]*[.D26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3235222" calcext:value-type="float">
            <text:p>20180213235222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7]*[.D27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0105" calcext:value-type="float">
            <text:p>20180214000105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8]*[.D28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0218" calcext:value-type="float">
            <text:p>20180214000218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9]*[.D29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1103" calcext:value-type="float">
            <text:p>20180214001103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30]*[.D30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1214" calcext:value-type="float">
            <text:p>20180214001214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31]*[.D31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2059" calcext:value-type="float">
            <text:p>20180214002059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32]*[.D32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2211" calcext:value-type="float">
            <text:p>20180214002211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33]*[.D33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3056" calcext:value-type="float">
            <text:p>20180214003056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34]*[.D34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3213" calcext:value-type="float">
            <text:p>20180214003213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35]*[.D35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4058" calcext:value-type="float">
            <text:p>20180214004058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36]*[.D36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4215" calcext:value-type="float">
            <text:p>20180214004215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37]*[.D37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5058" calcext:value-type="float">
            <text:p>20180214005058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38]*[.D38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05211" calcext:value-type="float">
            <text:p>20180214005211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39]*[.D39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10054" calcext:value-type="float">
            <text:p>20180214010054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40]*[.D40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10207" calcext:value-type="float">
            <text:p>20180214010207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41]*[.D41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11051" calcext:value-type="float">
            <text:p>20180214011051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42]*[.D42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11204" calcext:value-type="float">
            <text:p>20180214011204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43]*[.D43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12051" calcext:value-type="float">
            <text:p>20180214012051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44]*[.D44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12205" calcext:value-type="float">
            <text:p>20180214012205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45]*[.D45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13050" calcext:value-type="float">
            <text:p>20180214013050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46]*[.D46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13202" calcext:value-type="float">
            <text:p>20180214013202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6" calcext:value-type="float">
            <text:p>56</text:p>
          </table:table-cell>
          <table:table-cell table:formula="of:=[.C47]*[.D47]*5.57/60/60" office:value-type="float" office:value="1.03973333333333" calcext:value-type="float">
            <text:p>1.03973333333333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30736" calcext:value-type="float">
            <text:p>20180214030736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48]*[.D48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30852" calcext:value-type="float">
            <text:p>20180214030852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6" calcext:value-type="float">
            <text:p>56</text:p>
          </table:table-cell>
          <table:table-cell table:formula="of:=[.C49]*[.D49]*5.57/60/60" office:value-type="float" office:value="1.03973333333333" calcext:value-type="float">
            <text:p>1.03973333333333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44403" calcext:value-type="float">
            <text:p>20180214044403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50]*[.D50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14044516" calcext:value-type="float">
            <text:p>20180214044516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6" calcext:value-type="float">
            <text:p>56</text:p>
          </table:table-cell>
          <table:table-cell table:formula="of:=[.C51]*[.D51]*5.57/60/60" office:value-type="float" office:value="1.03973333333333" calcext:value-type="float">
            <text:p>1.03973333333333</text:p>
          </table:table-cell>
          <table:table-cell table:number-columns-repeated="1019"/>
        </table:table-row>
        <table:table-row table:style-name="ro1">
          <table:table-cell/>
          <table:table-cell table:style-name="ce13"/>
          <table:table-cell table:style-name="ce14" table:number-columns-repeated="2"/>
          <table:table-cell table:number-columns-repeated="1020"/>
        </table:table-row>
        <table:table-row table:style-name="ro1">
          <table:table-cell/>
          <table:table-cell table:style-name="ce13"/>
          <table:table-cell table:style-name="ce14" table:number-columns-repeated="2"/>
          <table:table-cell table:formula="of:=SUM([.E3:.E51])" office:value-type="float" office:value="7.1296" calcext:value-type="float">
            <text:p>7.1296</text:p>
          </table:table-cell>
          <table:table-cell table:number-columns-repeated="1019"/>
        </table:table-row>
        <table:table-row table:style-name="ro1" table:number-rows-repeated="10">
          <table:table-cell/>
          <table:table-cell table:style-name="ce13"/>
          <table:table-cell table:style-name="ce14" table:number-columns-repeated="2"/>
          <table:table-cell table:number-columns-repeated="1020"/>
        </table:table-row>
        <table:table-row table:style-name="ro1" table:number-rows-repeated="6">
          <table:table-cell table:number-columns-repeated="2"/>
          <table:table-cell table:style-name="ce14" table:number-columns-repeated="2"/>
          <table:table-cell table:number-columns-repeated="1020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-02-14" table:style-name="ta4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20" table:default-cell-style-name="Default"/>
        <table:table-row table:style-name="ro1">
          <table:table-cell table:style-name="ce7" office:value-type="string" calcext:value-type="string">
            <text:p>Répertoire</text:p>
          </table:table-cell>
          <table:table-cell table:style-name="ce7" office:value-type="string" calcext:value-type="string">
            <text:p>commentaire</text:p>
          </table:table-cell>
          <table:table-cell table:style-name="ce7" office:value-type="string" calcext:value-type="string">
            <text:p>nombre de ramps</text:p>
          </table:table-cell>
          <table:table-cell table:style-name="ce7" office:value-type="string" calcext:value-type="string">
            <text:p>lecture</text:p>
          </table:table-cell>
          <table:table-cell table:style-name="ce7"/>
          <table:table-cell table:style-name="ce11" office:value-type="string" calcext:value-type="string">
            <text:p>échec</text:p>
          </table:table-cell>
          <table:table-cell table:style-name="ce12" office:value-type="string" calcext:value-type="string">
            <text:p>réussit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14" office:value-type="float" office:value="20180215003230" calcext:value-type="float">
            <text:p>20180215003230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3]*[.D3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03342" calcext:value-type="float">
            <text:p>20180215003342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4]*[.D4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34156" calcext:value-type="float">
            <text:p>20180215034156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5]*[.D5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34315" calcext:value-type="float">
            <text:p>20180215034315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6]*[.D6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35158" calcext:value-type="float">
            <text:p>20180215035158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7]*[.D7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35312" calcext:value-type="float">
            <text:p>20180215035312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8]*[.D8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0152" calcext:value-type="float">
            <text:p>20180215040152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9]*[.D9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0303" calcext:value-type="float">
            <text:p>20180215040303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0]*[.D10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1143" calcext:value-type="float">
            <text:p>20180215041143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1]*[.D11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1300" calcext:value-type="float">
            <text:p>20180215041300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2]*[.D12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2140" calcext:value-type="float">
            <text:p>20180215042140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3]*[.D13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2257" calcext:value-type="float">
            <text:p>20180215042257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4]*[.D14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3138" calcext:value-type="float">
            <text:p>20180215043138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5]*[.D15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3253" calcext:value-type="float">
            <text:p>20180215043253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6]*[.D16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4133" calcext:value-type="float">
            <text:p>20180215044133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7]*[.D17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4249" calcext:value-type="float">
            <text:p>20180215044249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18]*[.D18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5128" calcext:value-type="float">
            <text:p>20180215045128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19]*[.D19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45240" calcext:value-type="float">
            <text:p>20180215045240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0]*[.D20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50120" calcext:value-type="float">
            <text:p>20180215050120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1]*[.D21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50236" calcext:value-type="float">
            <text:p>20180215050236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2]*[.D22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51116" calcext:value-type="float">
            <text:p>20180215051116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3]*[.D23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51232" calcext:value-type="float">
            <text:p>20180215051232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4]*[.D24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52113" calcext:value-type="float">
            <text:p>20180215052113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5]*[.D25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52229" calcext:value-type="float">
            <text:p>20180215052229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6" calcext:value-type="float">
            <text:p>56</text:p>
          </table:table-cell>
          <table:table-cell table:formula="of:=[.C26]*[.D26]*5.57/60/60" office:value-type="float" office:value="0.0866444444444445" calcext:value-type="float">
            <text:p>0.086644444444445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53109" calcext:value-type="float">
            <text:p>20180215053109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7]*[.D27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53225" calcext:value-type="float">
            <text:p>20180215053225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6" calcext:value-type="float">
            <text:p>56</text:p>
          </table:table-cell>
          <table:table-cell table:formula="of:=[.C28]*[.D28]*5.57/60/60" office:value-type="float" office:value="1.03973333333333" calcext:value-type="float">
            <text:p>1.03973333333333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70741" calcext:value-type="float">
            <text:p>20180215070741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29]*[.D29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70859" calcext:value-type="float">
            <text:p>20180215070859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6" calcext:value-type="float">
            <text:p>56</text:p>
          </table:table-cell>
          <table:table-cell table:formula="of:=[.C30]*[.D30]*5.57/60/60" office:value-type="float" office:value="1.03973333333333" calcext:value-type="float">
            <text:p>1.03973333333333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84649" calcext:value-type="float">
            <text:p>20180215084649</text:p>
          </table:table-cell>
          <table:table-cell table:style-name="ce13" office:value-type="string" calcext:value-type="string">
            <text:p>illumination saturée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formula="of:=[.C31]*[.D31]*5.57/60/60" office:value-type="float" office:value="0.0154722222222222" calcext:value-type="float">
            <text:p>0.015472222222222</text:p>
          </table:table-cell>
          <table:table-cell table:number-columns-repeated="1019"/>
        </table:table-row>
        <table:table-row table:style-name="ro1">
          <table:table-cell table:style-name="ce14" office:value-type="float" office:value="20180215084804" calcext:value-type="float">
            <text:p>20180215084804</text:p>
          </table:table-cell>
          <table:table-cell table:style-name="ce13" office:value-type="string" calcext:value-type="string">
            <text:p>dark post-saturation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56" calcext:value-type="float">
            <text:p>56</text:p>
          </table:table-cell>
          <table:table-cell table:formula="of:=[.C32]*[.D32]*5.57/60/60" office:value-type="float" office:value="1.03973333333333" calcext:value-type="float">
            <text:p>1.03973333333333</text:p>
          </table:table-cell>
          <table:table-cell table:number-columns-repeated="1019"/>
        </table:table-row>
        <table:table-row table:style-name="ro1">
          <table:table-cell table:style-name="ce1"/>
          <table:table-cell/>
          <table:table-cell table:style-name="ce14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14" table:number-columns-repeated="2"/>
          <table:table-cell table:formula="of:=SUM([.E3:.E32])" office:value-type="float" office:value="4.39101666666667" calcext:value-type="float">
            <text:p>4.39101666666667</text:p>
          </table:table-cell>
          <table:table-cell table:number-columns-repeated="1019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-02-18" table:style-name="ta5">
        <table:table-column table:style-name="co14" table:default-cell-style-name="Default"/>
        <table:table-column table:style-name="co15" table:default-cell-style-name="Default"/>
        <table:table-column table:style-name="co2" table:number-columns-repeated="1022" table:default-cell-style-name="Default"/>
        <table:table-row table:style-name="ro1">
          <table:table-cell table:style-name="ce7" office:value-type="string" calcext:value-type="string">
            <text:p>Répertoire</text:p>
          </table:table-cell>
          <table:table-cell table:style-name="ce7" office:value-type="string" calcext:value-type="string">
            <text:p>commentaire</text:p>
          </table:table-cell>
          <table:table-cell table:style-name="ce7" office:value-type="string" calcext:value-type="string">
            <text:p>nombre de ramps</text:p>
          </table:table-cell>
          <table:table-cell table:style-name="ce7" office:value-type="string" calcext:value-type="string">
            <text:p>lecture</text:p>
          </table:table-cell>
          <table:table-cell table:style-name="ce7"/>
          <table:table-cell table:style-name="ce11" office:value-type="string" calcext:value-type="string">
            <text:p>échec</text:p>
          </table:table-cell>
          <table:table-cell table:style-name="ce12" office:value-type="string" calcext:value-type="string">
            <text:p>réussite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float" office:value="20180217045928" calcext:value-type="float">
            <text:p>20180217045928</text:p>
          </table:table-cell>
          <table:table-cell table:style-name="ce1" office:value-type="string" calcext:value-type="string">
            <text:p>LED ~50e/CDS, pour le gain (@ 18dB LargeCin)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table:formula="of:=[.C4]*[.D4]*5.57/60/60" office:value-type="float" office:value="1.81953333333333" calcext:value-type="float">
            <text:p>1.8195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20180217065713" calcext:value-type="float">
            <text:p>20180217065713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5]*[.D5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65824" calcext:value-type="float">
            <text:p>20180217065824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6]*[.D6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0359" calcext:value-type="float">
            <text:p>20180217070359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7]*[.D7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0511" calcext:value-type="float">
            <text:p>20180217070511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8]*[.D8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1046" calcext:value-type="float">
            <text:p>20180217071046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9]*[.D9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1158" calcext:value-type="float">
            <text:p>20180217071158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10]*[.D10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1733" calcext:value-type="float">
            <text:p>20180217071733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11]*[.D11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1845" calcext:value-type="float">
            <text:p>20180217071845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12]*[.D12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2419" calcext:value-type="float">
            <text:p>20180217072419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13]*[.D13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2532" calcext:value-type="float">
            <text:p>20180217072532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14]*[.D14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3106" calcext:value-type="float">
            <text:p>20180217073106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15]*[.D15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3218" calcext:value-type="float">
            <text:p>20180217073218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16]*[.D16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3753" calcext:value-type="float">
            <text:p>20180217073753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17]*[.D17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3905" calcext:value-type="float">
            <text:p>20180217073905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18]*[.D18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4440" calcext:value-type="float">
            <text:p>20180217074440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19]*[.D19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4552" calcext:value-type="float">
            <text:p>20180217074552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20]*[.D20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5127" calcext:value-type="float">
            <text:p>20180217075127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21]*[.D21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5239" calcext:value-type="float">
            <text:p>20180217075239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22]*[.D22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5814" calcext:value-type="float">
            <text:p>20180217075814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23]*[.D23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75926" calcext:value-type="float">
            <text:p>20180217075926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24]*[.D24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0500" calcext:value-type="float">
            <text:p>20180217080500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25]*[.D25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0613" calcext:value-type="float">
            <text:p>20180217080613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26]*[.D26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1147" calcext:value-type="float">
            <text:p>20180217081147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27]*[.D27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1300" calcext:value-type="float">
            <text:p>20180217081300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28]*[.D28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1834" calcext:value-type="float">
            <text:p>20180217081834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29]*[.D29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1946" calcext:value-type="float">
            <text:p>20180217081946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30]*[.D30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2521" calcext:value-type="float">
            <text:p>20180217082521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31]*[.D31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2633" calcext:value-type="float">
            <text:p>20180217082633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32]*[.D32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3208" calcext:value-type="float">
            <text:p>20180217083208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33]*[.D33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3320" calcext:value-type="float">
            <text:p>20180217083320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34]*[.D34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3855" calcext:value-type="float">
            <text:p>20180217083855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35]*[.D35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4007" calcext:value-type="float">
            <text:p>20180217084007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36]*[.D36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4542" calcext:value-type="float">
            <text:p>20180217084542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37]*[.D37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4654" calcext:value-type="float">
            <text:p>20180217084654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38]*[.D38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5228" calcext:value-type="float">
            <text:p>20180217085228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39]*[.D39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5341" calcext:value-type="float">
            <text:p>20180217085341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40]*[.D40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85915" calcext:value-type="float">
            <text:p>20180217085915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41]*[.D41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90027" calcext:value-type="float">
            <text:p>20180217090027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42]*[.D42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90603" calcext:value-type="float">
            <text:p>20180217090603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43]*[.D43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90714" calcext:value-type="float">
            <text:p>20180217090714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44]*[.D44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91249" calcext:value-type="float">
            <text:p>20180217091249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45]*[.D45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91401" calcext:value-type="float">
            <text:p>20180217091401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46]*[.D46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91936" calcext:value-type="float">
            <text:p>20180217091936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47]*[.D47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092048" calcext:value-type="float">
            <text:p>20180217092048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formula="of:=[.C48]*[.D48]*5.57/60/60" office:value-type="float" office:value="1.03973333333333" calcext:value-type="float">
            <text:p>1.03973333333333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02605" calcext:value-type="float">
            <text:p>20180217102605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49]*[.D49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02718" calcext:value-type="float">
            <text:p>20180217102718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formula="of:=[.C50]*[.D50]*5.57/60/60" office:value-type="float" office:value="1.03973333333333" calcext:value-type="float">
            <text:p>1.03973333333333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13236" calcext:value-type="float">
            <text:p>20180217113236</text:p>
          </table:table-cell>
          <table:table-cell table:style-name="ce2" office:value-type="string" calcext:value-type="string">
            <text:p>illumination saturée (@ 18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51]*[.D51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13349" calcext:value-type="float">
            <text:p>20180217113349</text:p>
          </table:table-cell>
          <table:table-cell table:style-name="ce2" office:value-type="string" calcext:value-type="string">
            <text:p>dark post-saturation (@ 18dB LargeCin)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formula="of:=[.C52]*[.D52]*5.57/60/60" office:value-type="float" office:value="1.03973333333333" calcext:value-type="float">
            <text:p>1.03973333333333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1" office:value-type="float" office:value="20180217182109" calcext:value-type="float">
            <text:p>20180217182109</text:p>
          </table:table-cell>
          <table:table-cell table:style-name="ce15" office:value-type="string" calcext:value-type="string">
            <text:p>LED ~50e/CDS, pour le gain (@ 12 dB small Cin)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table:formula="of:=[.C53]*[.D53]*5.57/60/60" office:value-type="float" office:value="1.81953333333333" calcext:value-type="float">
            <text:p>1.81953333333333</text:p>
          </table:table-cell>
          <table:table-cell table:number-columns-repeated="1019"/>
        </table:table-row>
        <table:table-row table:style-name="ro1">
          <table:table-cell table:style-name="ce2" office:value-type="float" office:value="20180217123919" calcext:value-type="float">
            <text:p>20180217123919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54]*[.D54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24031" calcext:value-type="float">
            <text:p>20180217124031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55]*[.D55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24605" calcext:value-type="float">
            <text:p>20180217124605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56]*[.D56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24718" calcext:value-type="float">
            <text:p>20180217124718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57]*[.D57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25252" calcext:value-type="float">
            <text:p>20180217125252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58]*[.D58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25404" calcext:value-type="float">
            <text:p>20180217125404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59]*[.D59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25939" calcext:value-type="float">
            <text:p>20180217125939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60]*[.D60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0051" calcext:value-type="float">
            <text:p>20180217130051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61]*[.D61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0626" calcext:value-type="float">
            <text:p>20180217130626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62]*[.D62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0738" calcext:value-type="float">
            <text:p>20180217130738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63]*[.D63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1313" calcext:value-type="float">
            <text:p>20180217131313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64]*[.D64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1425" calcext:value-type="float">
            <text:p>20180217131425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65]*[.D65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2000" calcext:value-type="float">
            <text:p>20180217132000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66]*[.D66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2112" calcext:value-type="float">
            <text:p>20180217132112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67]*[.D67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2646" calcext:value-type="float">
            <text:p>20180217132646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68]*[.D68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2759" calcext:value-type="float">
            <text:p>20180217132759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69]*[.D69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3333" calcext:value-type="float">
            <text:p>20180217133333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70]*[.D70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3445" calcext:value-type="float">
            <text:p>20180217133445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71]*[.D71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4020" calcext:value-type="float">
            <text:p>20180217134020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72]*[.D72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4132" calcext:value-type="float">
            <text:p>20180217134132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73]*[.D73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4707" calcext:value-type="float">
            <text:p>20180217134707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74]*[.D74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4819" calcext:value-type="float">
            <text:p>20180217134819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75]*[.D75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5354" calcext:value-type="float">
            <text:p>20180217135354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76]*[.D76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35506" calcext:value-type="float">
            <text:p>20180217135506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77]*[.D77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0041" calcext:value-type="float">
            <text:p>20180217140041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78]*[.D78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0153" calcext:value-type="float">
            <text:p>20180217140153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79]*[.D79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0728" calcext:value-type="float">
            <text:p>20180217140728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80]*[.D80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0840" calcext:value-type="float">
            <text:p>20180217140840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81]*[.D81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1414" calcext:value-type="float">
            <text:p>20180217141414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82]*[.D82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1527" calcext:value-type="float">
            <text:p>20180217141527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83]*[.D83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2101" calcext:value-type="float">
            <text:p>20180217142101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84]*[.D84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2214" calcext:value-type="float">
            <text:p>20180217142214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85]*[.D85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2748" calcext:value-type="float">
            <text:p>20180217142748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86]*[.D86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2900" calcext:value-type="float">
            <text:p>20180217142900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87]*[.D87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3435" calcext:value-type="float">
            <text:p>20180217143435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88]*[.D88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3547" calcext:value-type="float">
            <text:p>20180217143547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89]*[.D89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4122" calcext:value-type="float">
            <text:p>20180217144122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90]*[.D90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4234" calcext:value-type="float">
            <text:p>20180217144234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91]*[.D91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4809" calcext:value-type="float">
            <text:p>20180217144809</text:p>
          </table:table-cell>
          <table:table-cell table:style-name="ce2" office:value-type="string" calcext:value-type="string">
            <text:p>illumination saturée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92]*[.D92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4921" calcext:value-type="float">
            <text:p>20180217144921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93]*[.D93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5455" calcext:value-type="float">
            <text:p>20180217145455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94]*[.D94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45608" calcext:value-type="float">
            <text:p>20180217145608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56" calcext:value-type="float">
            <text:p>56</text:p>
          </table:table-cell>
          <table:table-cell table:formula="of:=[.C95]*[.D95]*5.57/60/60" office:value-type="float" office:value="0.0866444444444445" calcext:value-type="float">
            <text:p>0.086644444444445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50142" calcext:value-type="float">
            <text:p>20180217150142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96]*[.D96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50255" calcext:value-type="float">
            <text:p>20180217150255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formula="of:=[.C97]*[.D97]*5.57/60/60" office:value-type="float" office:value="1.03973333333333" calcext:value-type="float">
            <text:p>1.03973333333333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60812" calcext:value-type="float">
            <text:p>20180217160812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98]*[.D98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60925" calcext:value-type="float">
            <text:p>20180217160925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formula="of:=[.C99]*[.D99]*5.57/60/60" office:value-type="float" office:value="1.03973333333333" calcext:value-type="float">
            <text:p>1.03973333333333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71442" calcext:value-type="float">
            <text:p>20180217171442</text:p>
          </table:table-cell>
          <table:table-cell table:style-name="ce2" office:value-type="string" calcext:value-type="string">
            <text:p>illumination saturée (@ 12dB LargeCin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formula="of:=[.C100]*[.D100]*5.57/60/60" office:value-type="float" office:value="0.0154722222222222" calcext:value-type="float">
            <text:p>0.015472222222222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1">
          <table:table-cell table:style-name="ce2" office:value-type="float" office:value="20180217171556" calcext:value-type="float">
            <text:p>20180217171556</text:p>
          </table:table-cell>
          <table:table-cell table:style-name="ce2" office:value-type="string" calcext:value-type="string">
            <text:p>dark post-saturation (@ 12 dB small Cin)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56" calcext:value-type="float">
            <text:p>56</text:p>
          </table:table-cell>
          <table:table-cell table:formula="of:=[.C101]*[.D101]*5.57/60/60" office:value-type="float" office:value="1.03973333333333" calcext:value-type="float">
            <text:p>1.03973333333333</text:p>
          </table:table-cell>
          <table:table-cell table:style-name="ce1" office:value-type="string" calcext:value-type="string">
            <text:p>analysé, tout OK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4"/>
          <table:table-cell table:formula="of:=SUM([.E4:.E101])" office:value-type="float" office:value="14.2592" calcext:value-type="float">
            <text:p>14.2592</text:p>
          </table:table-cell>
          <table:table-cell table:number-columns-repeated="1019"/>
        </table:table-row>
        <table:table-row table:style-name="ro2" table:number-rows-repeated="10484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18-02-26" table:style-name="ta6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number-columns-repeated="1021" table:default-cell-style-name="Default"/>
        <table:table-row table:style-name="ro1">
          <table:table-cell table:style-name="ce7" office:value-type="string" calcext:value-type="string">
            <text:p>Répertoire</text:p>
          </table:table-cell>
          <table:table-cell table:style-name="ce7" office:value-type="string" calcext:value-type="string">
            <text:p>Commentaire</text:p>
          </table:table-cell>
          <table:table-cell table:style-name="ce7" office:value-type="string" calcext:value-type="string">
            <text:p>nombre de ramps</text:p>
          </table:table-cell>
          <table:table-cell table:style-name="ce7" office:value-type="string" calcext:value-type="string">
            <text:p>lecture</text:p>
          </table:table-cell>
          <table:table-cell table:style-name="ce7" office:value-type="string" calcext:value-type="string">
            <text:p>gain</text:p>
          </table:table-cell>
          <table:table-cell table:style-name="ce11" office:value-type="string" calcext:value-type="string">
            <text:p>échec</text:p>
          </table:table-cell>
          <table:table-cell table:style-name="ce12" office:value-type="string" calcext:value-type="string">
            <text:p>réussite</text:p>
          </table:table-cell>
          <table:table-cell table:number-columns-repeated="1017"/>
        </table:table-row>
        <table:table-row table:style-name="ro1">
          <table:table-cell table:style-name="ce1" office:value-type="float" office:value="20180226104010" calcext:value-type="float">
            <text:p>20180226104010</text:p>
          </table:table-cell>
          <table:table-cell table:style-name="ce7" office:value-type="string" calcext:value-type="string">
            <text:p>Dark, détecteur bloqué completemen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1e-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26181557" calcext:value-type="float">
            <text:p>20180226181557</text:p>
          </table:table-cell>
          <table:table-cell table:style-name="ce7" office:value-type="string" calcext:value-type="string">
            <text:p>Dark, détecteur bloqué completemen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1e-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26201350" calcext:value-type="float">
            <text:p>20180226201350</text:p>
          </table:table-cell>
          <table:table-cell table:style-name="ce7" office:value-type="string" calcext:value-type="string">
            <text:p>Dark, détecteur bloqué completemen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2e-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26221135" calcext:value-type="float">
            <text:p>20180226221135</text:p>
          </table:table-cell>
          <table:table-cell table:style-name="ce7" office:value-type="string" calcext:value-type="string">
            <text:p>Dark, détecteur bloqué completemen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2e-</text:p>
          </table:table-cell>
          <table:table-cell table:style-name="ce1" office:value-type="string" calcext:value-type="string">
            <text:p>OK, tout réduit</text:p>
          </table:table-cell>
          <table:table-cell table:number-columns-repeated="1018"/>
        </table:table-row>
        <table:table-row table:style-name="ro1">
          <table:table-cell table:style-name="ce1" office:value-type="float" office:value="20180227094926" calcext:value-type="float">
            <text:p>20180227094926</text:p>
          </table:table-cell>
          <table:table-cell table:style-name="ce15" office:value-type="string" calcext:value-type="string">
            <text:p>Dark, détecteur bloqué completement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1e-</text:p>
          </table:table-cell>
          <table:table-cell table:number-columns-repeated="1019"/>
        </table:table-row>
        <table:table-row table:style-name="ro1">
          <table:table-cell table:style-name="ce1" office:value-type="float" office:value="20180228115635" calcext:value-type="float">
            <text:p>20180228115635</text:p>
          </table:table-cell>
          <table:table-cell table:style-name="ce15" office:value-type="string" calcext:value-type="string">
            <text:p>Dark, détecteur bloqué completement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2e-</text:p>
          </table:table-cell>
          <table:table-cell table:number-columns-repeated="1019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rametres optimaux" table:style-name="ta7">
        <table:table-column table:style-name="co19" table:default-cell-style-name="Default"/>
        <table:table-column table:style-name="co2" table:default-cell-style-name="Default"/>
        <table:table-column table:style-name="co20" table:default-cell-style-name="Default"/>
        <table:table-column table:style-name="co2" table:number-columns-repeated="1021" table:default-cell-style-name="Default"/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" office:value-type="string" calcext:value-type="string">
            <text:p>is it optimal in the compilation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ED_CURR</text:p>
          </table:table-cell>
          <table:table-cell table:style-name="ce16" office:value-type="string" calcext:value-type="string">
            <text:p>0.000000000'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1" office:value-type="string" calcext:value-type="string">
            <text:p>VRESET_V= ' ' <text:s text:c="10"/>/Vreset_Voltage</text:p>
          </table:table-cell>
          <table:table-cell table:style-name="ce15" office:value-type="string" calcext:value-type="string">
            <text:p>0x80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RESET_S= ' ' <text:s text:c="10"/>/Vreset_Strength</text:p>
          </table:table-cell>
          <table:table-cell table:style-name="ce15" office:value-type="string" calcext:value-type="string">
            <text:p>0x5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SUB_V <text:s/>= ' ' <text:s text:c="10"/>/Dsub_Voltage</text:p>
          </table:table-cell>
          <table:table-cell table:style-name="ce15" office:value-type="string" calcext:value-type="string">
            <text:p>0x80e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SUB_S <text:s/>= ' ' <text:s text:c="10"/>/Dsub_Strength</text:p>
          </table:table-cell>
          <table:table-cell table:style-name="ce15" office:value-type="string" calcext:value-type="string">
            <text:p>0x8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BIASG_V= ' ' <text:s text:c="10"/>/Vbiasgate_Voltage</text:p>
          </table:table-cell>
          <table:table-cell table:style-name="ce15" office:value-type="string" calcext:value-type="string">
            <text:p>0xb4c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BIASG_S= ' ' <text:s text:c="10"/>/Vbiasgate_Strength</text:p>
          </table:table-cell>
          <table:table-cell table:style-name="ce15" office:value-type="string" calcext:value-type="string">
            <text:p>0x78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BIASP_V= ' ' <text:s text:c="10"/>/Vbiaspower_Voltage</text:p>
          </table:table-cell>
          <table:table-cell table:style-name="ce15" office:value-type="string" calcext:value-type="string">
            <text:p>0x87ff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BIASP_S= ' ' <text:s text:c="10"/>/Vbiaspower_Strength</text:p>
          </table:table-cell>
          <table:table-cell table:style-name="ce1" office:value-type="string" calcext:value-type="string">
            <text:p>0xc4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LLDN_V= ' ' <text:s text:c="10"/>/Celldrain_Voltage</text:p>
          </table:table-cell>
          <table:table-cell table:style-name="ce15" office:value-type="string" calcext:value-type="string">
            <text:p>0x8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ELLDN_S= ' ' <text:s text:c="10"/>/Celldrain_Strength</text:p>
          </table:table-cell>
          <table:table-cell table:style-name="ce15" office:value-type="string" calcext:value-type="string">
            <text:p>0xfc00</text:p>
          </table:table-cell>
          <table:table-cell table:style-name="ce1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AIN_V = ' ' <text:s text:c="10"/>/Drain_Voltage</text:p>
          </table:table-cell>
          <table:table-cell table:style-name="ce15" office:value-type="string" calcext:value-type="string">
            <text:p>0x8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IN_S = ' ' <text:s text:c="10"/>/Drain_Strength</text:p>
          </table:table-cell>
          <table:table-cell table:style-name="ce15" office:value-type="string" calcext:value-type="string">
            <text:p>0xfc00</text:p>
          </table:table-cell>
          <table:table-cell table:style-name="ce1" office:value-type="string" calcext:value-type="string">
            <text:p>OK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DDA_V <text:s/>= ' ' <text:s text:c="10"/>/VDDA_Voltage</text:p>
          </table:table-cell>
          <table:table-cell table:style-name="ce15" office:value-type="string" calcext:value-type="string">
            <text:p>0x87e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DDA_S <text:s/>= ' ' <text:s text:c="10"/>/VDDA_Strength</text:p>
          </table:table-cell>
          <table:table-cell table:style-name="ce15" office:value-type="string" calcext:value-type="string">
            <text:p>0xa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DD_V <text:s text:c="2"/>= ' ' <text:s text:c="10"/>/VDD_Voltage</text:p>
          </table:table-cell>
          <table:table-cell table:style-name="ce15" office:value-type="string" calcext:value-type="string">
            <text:p>0x87e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DD_S <text:s text:c="2"/>= ' ' <text:s text:c="10"/>/VDD_Strength</text:p>
          </table:table-cell>
          <table:table-cell table:style-name="ce15" office:value-type="string" calcext:value-type="string">
            <text:p>0xb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ND_V <text:s text:c="2"/>= ' ' <text:s text:c="10"/>/GND</text:p>
          </table:table-cell>
          <table:table-cell table:style-name="ce15" office:value-type="string" calcext:value-type="string">
            <text:p>0x8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ND_S <text:s text:c="2"/>= ' ' <text:s text:c="10"/>/GND_Strength</text:p>
          </table:table-cell>
          <table:table-cell table:style-name="ce15" office:value-type="string" calcext:value-type="string">
            <text:p>0xfc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REF1 <text:s text:c="2"/>= ' ' <text:s text:c="10"/>/Vref1</text:p>
          </table:table-cell>
          <table:table-cell table:style-name="ce15" office:value-type="string" calcext:value-type="string">
            <text:p>0x43c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A_BIAS= ' ' <text:s text:c="10"/>/IPreAmpBias</text:p>
          </table:table-cell>
          <table:table-cell table:style-name="ce15" office:value-type="string" calcext:value-type="string">
            <text:p>0xe1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REF2 <text:s text:c="2"/>= ' ' <text:s text:c="10"/>/Vref2</text:p>
          </table:table-cell>
          <table:table-cell table:style-name="ce15" office:value-type="string" calcext:value-type="string">
            <text:p>0x42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A_CASC= ' ' <text:s text:c="10"/>/IPreAmpCasc</text:p>
          </table:table-cell>
          <table:table-cell table:style-name="ce15" office:value-type="string" calcext:value-type="string">
            <text:p>0xb1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REFMAIN= ' ' <text:s text:c="10"/>/Vrefmain</text:p>
          </table:table-cell>
          <table:table-cell table:style-name="ce15" office:value-type="string" calcext:value-type="string">
            <text:p>0x80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A_DAC = ' ' <text:s text:c="10"/>/IPreAmpDAC</text:p>
          </table:table-cell>
          <table:table-cell table:style-name="ce15" office:value-type="string" calcext:value-type="string">
            <text:p>0x50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PCFBIAS= ' ' <text:s text:c="10"/>/VPCFbias</text:p>
          </table:table-cell>
          <table:table-cell table:style-name="ce15" office:value-type="string" calcext:value-type="string">
            <text:p>0x80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ULLUP = ' ' <text:s text:c="10"/>/IPullup</text:p>
          </table:table-cell>
          <table:table-cell table:style-name="ce15" office:value-type="string" calcext:value-type="string">
            <text:p>0x36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RP <text:s text:c="4"/>= ' ' <text:s text:c="10"/>/VRP</text:p>
          </table:table-cell>
          <table:table-cell table:style-name="ce15" office:value-type="string" calcext:value-type="string">
            <text:p>0x05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_NBIAS1= ' ' <text:s text:c="10"/>/I_NBIAS1</text:p>
          </table:table-cell>
          <table:table-cell table:style-name="ce15" office:value-type="string" calcext:value-type="string">
            <text:p>0xf2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RN <text:s text:c="4"/>= ' ' <text:s text:c="10"/>/VRN</text:p>
          </table:table-cell>
          <table:table-cell table:style-name="ce15" office:value-type="string" calcext:value-type="string">
            <text:p>0x00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_NBIAS2= ' ' <text:s text:c="10"/>/I_NBIAS2</text:p>
          </table:table-cell>
          <table:table-cell table:style-name="ce15" office:value-type="string" calcext:value-type="string">
            <text:p>0x9e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PREMID = ' ' <text:s text:c="10"/>/Vpremidref</text:p>
          </table:table-cell>
          <table:table-cell table:style-name="ce15" office:value-type="string" calcext:value-type="string">
            <text:p>0x02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_NFB1 <text:s/>= ' ' <text:s text:c="10"/>/I_NFB1</text:p>
          </table:table-cell>
          <table:table-cell table:style-name="ce15" office:value-type="string" calcext:value-type="string">
            <text:p>0xc10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CM <text:s text:c="4"/>= ' ' <text:s text:c="10"/>/Vcm</text:p>
          </table:table-cell>
          <table:table-cell table:style-name="ce15" office:value-type="string" calcext:value-type="string">
            <text:p>0x02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_NFB2 <text:s/>= ' ' <text:s text:c="10"/>/I_NFB2</text:p>
          </table:table-cell>
          <table:table-cell table:style-name="ce15" office:value-type="string" calcext:value-type="string">
            <text:p>0x810d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MASTSLC= ' ' <text:s text:c="10"/>/VmasterSlct</text:p>
          </table:table-cell>
          <table:table-cell table:style-name="ce15" office:value-type="string" calcext:value-type="string">
            <text:p>0x20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MASTBIA= ' ' <text:s text:c="10"/>/Vmasterbias</text:p>
          </table:table-cell>
          <table:table-cell table:style-name="ce1" office:value-type="string" calcext:value-type="string">
            <text:p>0x99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FFTYPE= ' ' <text:s text:c="10"/>/Buffer_Type</text:p>
          </table:table-cell>
          <table:table-cell table:style-name="ce15" office:value-type="string" calcext:value-type="string">
            <text:p>0x00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INGAIN= ' ' <text:s text:c="10"/>/PreAmp_Gain</text:p>
          </table:table-cell>
          <table:table-cell table:style-name="ce15" office:value-type="string" calcext:value-type="string">
            <text:p>0x000c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PCOMP = ' ' <text:s text:c="10"/>/PreAmp_CapComp</text:p>
          </table:table-cell>
          <table:table-cell table:style-name="ce15" office:value-type="string" calcext:value-type="string">
            <text:p>0x00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P_FILTR= ' ' <text:s text:c="10"/>/LowPassFilter</text:p>
          </table:table-cell>
          <table:table-cell table:style-name="ce15" office:value-type="string" calcext:value-type="string">
            <text:p>0x0008</text:p>
          </table:table-cell>
          <table:table-cell table:number-columns-repeated="102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2018-02-09" style:display-name="PageStyle_2018-02-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-02-12" style:display-name="PageStyle_2018-02-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-02-13" style:display-name="PageStyle_2018-02-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-02-14" style:display-name="PageStyle_2018-02-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-02-18" style:display-name="PageStyle_2018-02-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8-02-26" style:display-name="PageStyle_2018-02-2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rametres_20_optimaux" style:display-name="PageStyle_parametres optimau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1650" meta:object-count="0"/>
    <meta:generator>LibreOfficeDev/6.0.5.2$Linux_X86_64 LibreOffice_project/</meta:generator>
  </office:meta>
</office:document-meta>
</file>